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109"/>
  <manifest:file-entry manifest:media-type="" manifest:full-path="ObjectReplacements/"/>
  <manifest:file-entry manifest:media-type="text/xml" manifest:full-path="content.xml"/>
  <manifest:file-entry manifest:media-type="application/vnd.sun.star.oleobject" manifest:full-path="Obj109"/>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2"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021in" fo:margin-left="-0.075in" table:align="left" style:writing-mode="lr-tb"/>
    </style:style>
    <style:style style:name="Table1.A" style:family="table-column">
      <style:table-column-properties style:column-width="1.0931in"/>
    </style:style>
    <style:style style:name="Table1.B" style:family="table-column">
      <style:table-column-properties style:column-width="0.791in"/>
    </style:style>
    <style:style style:name="Table1.C" style:family="table-column">
      <style:table-column-properties style:column-width="4.3181in"/>
    </style:style>
    <style:style style:name="Table1.1" style:family="table-row">
      <style:table-row-properties style:min-row-height="0.2875in" style:keep-together="true" fo:keep-together="auto"/>
    </style:style>
    <style:style style:name="Table1.A1" style:family="table-cell">
      <style:table-cell-properties style:vertical-align="bottom" fo:padding-left="0.075in" fo:padding-right="0.075in" fo:padding-top="0in" fo:padding-bottom="0in" fo:border="none"/>
    </style:style>
    <style:style style:name="Table1.2" style:family="table-row">
      <style:table-row-properties style:min-row-height="0.2222in" style:keep-together="true" fo:keep-together="auto"/>
    </style:style>
    <style:style style:name="Table1.A2" style:family="table-cell">
      <style:table-cell-properties style:vertical-align="middle" fo:padding-left="0.075in" fo:padding-right="0.075in" fo:padding-top="0in" fo:padding-bottom="0in" fo:border="none"/>
    </style:style>
    <style:style style:name="Table1.4" style:family="table-row">
      <style:table-row-properties style:min-row-height="0.3021in" style:keep-together="true" fo:keep-together="auto"/>
    </style:style>
    <style:style style:name="Table1.A4" style:family="table-cell">
      <style:table-cell-properties fo:padding-left="0.075in" fo:padding-right="0.075in" fo:padding-top="0in" fo:padding-bottom="0in" fo:border="none"/>
    </style:style>
    <style:style style:name="Table1.5" style:family="table-row">
      <style:table-row-properties style:min-row-height="0.2528in" style:keep-together="true" fo:keep-together="auto"/>
    </style:style>
    <style:style style:name="Table1.9" style:family="table-row">
      <style:table-row-properties style:min-row-height="0.25in" style:keep-together="true" fo:keep-together="auto"/>
    </style:style>
    <style:style style:name="Table1.10" style:family="table-row">
      <style:table-row-properties style:min-row-height="0.2563in" style:keep-together="true" fo:keep-together="auto"/>
    </style:style>
    <style:style style:name="Table1.11" style:family="table-row">
      <style:table-row-properties style:min-row-height="0.2854in" style:keep-together="true" fo:keep-together="auto"/>
    </style:style>
    <style:style style:name="Table1.12" style:family="table-row">
      <style:table-row-properties style:min-row-height="0.2646in" style:keep-together="true" fo:keep-together="auto"/>
    </style:style>
    <style:style style:name="Table1.13" style:family="table-row">
      <style:table-row-properties style:min-row-height="0.284in" style:keep-together="true" fo:keep-together="auto"/>
    </style:style>
    <style:style style:name="Table1.14" style:family="table-row">
      <style:table-row-properties style:min-row-height="0.3153in" style:keep-together="true" fo:keep-together="auto"/>
    </style:style>
    <style:style style:name="Table1.15" style:family="table-row">
      <style:table-row-properties style:min-row-height="0.3444in" style:keep-together="true" fo:keep-together="auto"/>
    </style:style>
    <style:style style:name="Table1.16" style:family="table-row">
      <style:table-row-properties style:min-row-height="0.2917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style:text-properties fo:font-size="14pt" fo:font-weight="bold" style:font-size-asian="14pt" style:font-weight-asian="bold" style:font-size-complex="14pt"/>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style:font-name-asian="Times New Roman" style:font-size-asian="14pt" style:font-name-complex="Arial2" style:font-size-complex="14pt"/>
    </style:style>
    <style:style style:name="P6" style:family="paragraph" style:parent-style-name="Standard">
      <style:paragraph-properties fo:line-height="150%"/>
      <style:text-properties fo:font-size="14pt" style:font-size-asian="14pt" style:font-size-complex="14pt"/>
    </style:style>
    <style:style style:name="P7" style:family="paragraph" style:parent-style-name="Standard">
      <style:paragraph-properties fo:line-height="150%" fo:text-align="justify" style:justify-single-word="false"/>
      <style:text-properties fo:font-size="14pt" style:font-size-asian="14pt" style:font-size-complex="14pt"/>
    </style:style>
    <style:style style:name="P8" style:family="paragraph" style:parent-style-name="Standard">
      <style:paragraph-properties fo:line-height="150%" fo:text-align="center" style:justify-single-word="false"/>
      <style:text-properties fo:font-size="14pt" style:font-size-asian="14pt" style:font-size-complex="14pt"/>
    </style:style>
    <style:style style:name="P9" style:family="paragraph" style:parent-style-name="Standard">
      <style:paragraph-properties fo:line-height="150%"/>
      <style:text-properties fo:font-size="14pt" fo:font-style="italic" fo:font-weight="bold" style:font-size-asian="14pt" style:font-style-asian="italic" style:font-weight-asian="bold" style:font-name-complex="Times New Roman" style:font-size-complex="14pt"/>
    </style:style>
    <style:style style:name="P10" style:family="paragraph" style:parent-style-name="Standard">
      <style:paragraph-properties fo:line-height="150%"/>
      <style:text-properties style:font-name="Arial1" fo:font-size="12pt" style:font-size-asian="12pt" style:font-name-complex="Arial2" style:font-size-complex="12pt"/>
    </style:style>
    <style:style style:name="P11" style:family="paragraph" style:parent-style-name="Standard">
      <style:paragraph-properties fo:line-height="150%" fo:text-align="justify" style:justify-single-word="false"/>
      <style:text-properties style:font-name="Arial1" fo:font-size="12pt" fo:font-weight="bold" style:font-size-asian="12pt" style:font-weight-asian="bold" style:font-name-complex="Arial2" style:font-size-complex="12pt"/>
    </style:style>
    <style:style style:name="P12" style:family="paragraph" style:parent-style-name="Standard">
      <style:paragraph-properties fo:line-height="150%"/>
      <style:text-properties style:font-name="Arial1" fo:font-size="14pt" style:font-size-asian="14pt" style:font-name-complex="Arial2" style:font-size-complex="12pt"/>
    </style:style>
    <style:style style:name="P13" style:family="paragraph" style:parent-style-name="Standard">
      <style:paragraph-properties fo:margin-top="0in" fo:margin-bottom="0in" fo:line-height="150%"/>
      <style:text-properties style:font-name="Arial1" fo:font-size="12pt" style:font-size-asian="12pt" style:font-name-complex="Arial2" style:font-size-complex="12pt"/>
    </style:style>
    <style:style style:name="P14" style:family="paragraph" style:parent-style-name="Standard">
      <style:paragraph-properties fo:margin-left="0.5in" fo:margin-right="0in" fo:margin-top="0in" fo:margin-bottom="0in" fo:line-height="150%" fo:text-align="justify" style:justify-single-word="false" fo:text-indent="0in" style:auto-text-indent="false"/>
      <style:text-properties fo:font-size="14pt" style:font-size-asian="14pt" style:font-name-complex="Arial2" style:font-size-complex="14pt"/>
    </style:style>
    <style:style style:name="P15" style:family="paragraph" style:parent-style-name="Standard">
      <style:paragraph-properties fo:margin-left="0.5in" fo:margin-right="0in" fo:margin-top="0in" fo:margin-bottom="0in" fo:line-height="150%" fo:text-indent="0in" style:auto-text-indent="false"/>
      <style:text-properties style:font-name="Arial1" fo:font-size="12pt" style:font-size-asian="12pt" style:font-name-complex="Arial2" style:font-size-complex="12pt"/>
    </style:style>
    <style:style style:name="P16" style:family="paragraph" style:parent-style-name="Standard">
      <style:paragraph-properties fo:margin-left="0.5in" fo:margin-right="0in" fo:line-height="150%" fo:text-align="justify" style:justify-single-word="false" fo:text-indent="0.5in" style:auto-text-indent="false"/>
      <style:text-properties fo:font-size="14pt" style:font-size-asian="14pt" style:font-size-complex="14pt"/>
    </style:style>
    <style:style style:name="P17" style:family="paragraph" style:parent-style-name="Standard">
      <style:paragraph-properties fo:margin-left="0.75in" fo:margin-right="0in" fo:line-height="150%" fo:text-indent="-0.25in" style:auto-text-indent="false"/>
      <style:text-properties style:font-name="Arial1" fo:font-size="12pt" style:font-size-asian="12pt" style:font-name-complex="Arial2" style:font-size-complex="12pt"/>
    </style:style>
    <style:style style:name="P18" style:family="paragraph" style:parent-style-name="Standard">
      <style:paragraph-properties fo:margin-left="0in" fo:margin-right="0in" fo:line-height="150%" fo:text-align="justify" style:justify-single-word="false" fo:text-indent="0.5in" style:auto-text-indent="false"/>
    </style:style>
    <style:style style:name="P19" style:family="paragraph" style:parent-style-name="Standard">
      <style:paragraph-properties fo:margin-left="0in" fo:margin-right="0in" fo:line-height="150%" fo:text-indent="0.5in" style:auto-text-indent="false"/>
      <style:text-properties fo:font-size="14pt" fo:font-style="italic" fo:font-weight="bold" style:font-size-asian="14pt" style:font-style-asian="italic" style:font-weight-asian="bold" style:font-name-complex="Times New Roman" style:font-size-complex="14pt"/>
    </style:style>
    <style:style style:name="P20" style:family="paragraph" style:parent-style-name="List_20_Paragraph">
      <style:paragraph-properties fo:margin-left="0.2917in" fo:margin-right="0in" fo:line-height="150%" fo:text-indent="0in" style:auto-text-indent="false"/>
      <style:text-properties fo:font-size="14pt" fo:font-style="italic" fo:font-weight="bold" style:font-size-asian="14pt" style:font-style-asian="italic" style:font-weight-asian="bold" style:font-name-complex="Times New Roman" style:font-size-complex="14pt"/>
    </style:style>
    <style:style style:name="P21" style:family="paragraph" style:parent-style-name="Intense_20_Quote">
      <style:paragraph-properties fo:text-align="center" style:justify-single-word="false"/>
    </style:style>
    <style:style style:name="P22" style:family="paragraph" style:parent-style-name="Intense_20_Quote">
      <style:paragraph-properties fo:line-height="150%" fo:text-align="center" style:justify-single-word="false"/>
    </style:style>
    <style:style style:name="P23" style:family="paragraph" style:parent-style-name="Intense_20_Quote">
      <style:paragraph-properties fo:margin-left="0in" fo:margin-right="0.65in" fo:text-align="center" style:justify-single-word="false" fo:text-indent="0in" style:auto-text-indent="false"/>
    </style:style>
    <style:style style:name="P24" style:family="paragraph" style:parent-style-name="Intense_20_Quote">
      <style:paragraph-properties fo:margin-left="0in" fo:margin-right="0.65in" fo:line-height="150%" fo:text-align="center" style:justify-single-word="false" fo:text-indent="0in" style:auto-text-indent="false"/>
    </style:style>
    <style:style style:name="P25" style:family="paragraph" style:parent-style-name="List_20_Paragraph">
      <style:text-properties fo:font-size="14pt" style:font-size-asian="14pt" style:font-name-complex="Arial2" style:font-size-complex="14pt"/>
    </style:style>
    <style:style style:name="P26" style:family="paragraph" style:parent-style-name="List_20_Paragraph">
      <style:paragraph-properties fo:line-height="150%"/>
      <style:text-properties style:font-name="Arial1" fo:font-size="12pt" style:font-size-asian="12pt" style:font-name-complex="Arial2" style:font-size-complex="12pt"/>
    </style:style>
    <style:style style:name="P27" style:family="paragraph" style:parent-style-name="List_20_Paragraph">
      <style:paragraph-properties fo:margin-left="1.65in" fo:margin-right="0in" fo:margin-top="0in" fo:margin-bottom="0in" fo:line-height="150%" fo:text-align="justify" style:justify-single-word="false" fo:text-indent="0in" style:auto-text-indent="false"/>
      <style:text-properties fo:font-size="14pt" style:font-size-asian="14pt" style:font-name-complex="Arial2" style:font-size-complex="14pt"/>
    </style:style>
    <style:style style:name="P28" style:family="paragraph" style:parent-style-name="Standard">
      <style:paragraph-properties fo:line-height="150%" fo:text-align="center" style:justify-single-word="false"/>
      <style:text-properties fo:color="#000000" fo:font-size="14pt" fo:font-weight="bold" style:font-name-asian="Times New Roman" style:font-size-asian="14pt" style:font-weight-asian="bold" style:font-name-complex="Arial2" style:font-size-complex="14pt" style:font-weight-complex="bold"/>
    </style:style>
    <style:style style:name="P29" style:family="paragraph" style:parent-style-name="Standard" style:list-style-name="L3">
      <style:paragraph-properties fo:line-height="150%"/>
      <style:text-properties fo:color="#000000" fo:font-size="14pt" style:font-size-asian="14pt" style:font-size-complex="14pt"/>
    </style:style>
    <style:style style:name="P30" style:family="paragraph" style:parent-style-name="Standard">
      <style:paragraph-properties fo:line-height="150%" fo:text-align="center" style:justify-single-word="false"/>
      <style:text-properties fo:color="#000000" style:font-name="Arial1" fo:font-size="12pt" style:font-name-asian="Times New Roman" style:font-size-asian="12pt" style:font-name-complex="Arial2" style:font-size-complex="12pt"/>
    </style:style>
    <style:style style:name="P31" style:family="paragraph" style:parent-style-name="Standard">
      <style:paragraph-properties fo:text-align="justify" style:justify-single-word="false"/>
      <style:text-properties fo:color="#000000" style:font-name="Arial1" fo:font-size="12pt" style:font-size-asian="12pt" style:font-name-complex="Arial2"/>
    </style:style>
    <style:style style:name="P32" style:family="paragraph" style:parent-style-name="Standard">
      <style:paragraph-properties fo:line-height="150%"/>
      <style:text-properties fo:color="#000000" style:font-name="Arial1" fo:font-size="12pt" style:font-size-asian="12pt" style:font-name-complex="Arial2"/>
    </style:style>
    <style:style style:name="P33" style:family="paragraph" style:parent-style-name="Standard">
      <style:paragraph-properties fo:line-height="150%"/>
      <style:text-properties fo:color="#000000" style:font-name="Arial1" fo:font-size="12pt" style:font-size-asian="12pt" style:font-name-complex="Arial2" style:font-size-complex="12pt"/>
    </style:style>
    <style:style style:name="P34" style:family="paragraph" style:parent-style-name="Standard">
      <style:paragraph-properties fo:line-height="150%" fo:text-align="center" style:justify-single-word="false"/>
      <style:text-properties fo:font-size="14pt" style:font-name-asian="Times New Roman" style:font-size-asian="14pt" style:font-name-complex="Arial2" style:font-size-complex="14pt"/>
    </style:style>
    <style:style style:name="P35" style:family="paragraph" style:parent-style-name="Standard">
      <style:paragraph-properties fo:line-height="150%" fo:text-align="center" style:justify-single-word="false"/>
      <style:text-properties fo:font-size="14pt" style:text-underline-style="solid" style:text-underline-width="auto" style:text-underline-color="font-color" style:font-size-asian="14pt" style:font-size-complex="14pt"/>
    </style:style>
    <style:style style:name="P36"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37" style:family="paragraph" style:parent-style-name="Standard">
      <style:paragraph-properties fo:line-height="150%"/>
      <style:text-properties style:font-name="Arial1" fo:font-size="12pt" style:font-name-asian="Times New Roman" style:font-size-asian="12pt" style:font-name-complex="Arial2" style:font-size-complex="14pt"/>
    </style:style>
    <style:style style:name="P38" style:family="paragraph" style:parent-style-name="Standard">
      <style:paragraph-properties fo:line-height="150%" fo:text-align="center" style:justify-single-word="false"/>
      <style:text-properties style:font-name="Arial1" fo:font-size="12pt" style:font-name-asian="Times New Roman" style:font-size-asian="12pt" style:font-name-complex="Arial2" style:font-size-complex="14pt"/>
    </style:style>
    <style:style style:name="P39" style:family="paragraph" style:parent-style-name="Standard">
      <style:paragraph-properties fo:line-height="150%" fo:text-align="center" style:justify-single-word="false"/>
      <style:text-properties style:font-name="Arial1" fo:font-size="12pt" style:font-name-asian="Times New Roman" style:font-size-asian="12pt" style:font-name-complex="Arial2" style:font-size-complex="12pt"/>
    </style:style>
    <style:style style:name="P40" style:family="paragraph" style:parent-style-name="Standard">
      <style:paragraph-properties fo:line-height="150%"/>
      <style:text-properties style:font-name="Arial1" fo:font-size="12pt" style:font-size-asian="12pt" style:font-name-complex="Arial2" style:font-size-complex="14pt"/>
    </style:style>
    <style:style style:name="P41" style:family="paragraph" style:parent-style-name="Standard">
      <style:paragraph-properties fo:line-height="150%" fo:text-align="center" style:justify-single-word="false"/>
      <style:text-properties style:font-name="Arial1" fo:font-size="12pt" style:font-size-asian="12pt" style:font-name-complex="Arial2" style:font-size-complex="14pt"/>
    </style:style>
    <style:style style:name="P42" style:family="paragraph" style:parent-style-name="Standard">
      <style:paragraph-properties fo:line-height="150%" fo:text-align="justify" style:justify-single-word="false"/>
      <style:text-properties style:font-name="Arial1" fo:font-size="14pt" fo:font-style="italic" fo:font-weight="bold" style:font-size-asian="14pt" style:font-style-asian="italic" style:font-weight-asian="bold" style:font-name-complex="Arial2" style:font-size-complex="12pt"/>
    </style:style>
    <style:style style:name="P43" style:family="paragraph" style:parent-style-name="Standard">
      <style:paragraph-properties fo:margin-left="0.1126in" fo:margin-right="0in" fo:line-height="150%" fo:text-indent="0in" style:auto-text-indent="false"/>
      <style:text-properties fo:color="#000000" style:font-name="Arial1" fo:font-size="12pt" style:font-size-asian="12pt" style:font-name-complex="Arial2"/>
    </style:style>
    <style:style style:name="P44" style:family="paragraph" style:parent-style-name="Standard">
      <style:paragraph-properties fo:margin-left="0.1126in" fo:margin-right="0in" fo:line-height="150%" fo:text-indent="0in" style:auto-text-indent="false"/>
      <style:text-properties fo:color="#000000" style:font-name="Arial1" fo:font-size="12pt" style:font-size-asian="12pt" style:font-name-complex="Arial2" style:font-size-complex="12pt"/>
    </style:style>
    <style:style style:name="P45" style:family="paragraph" style:parent-style-name="Standard">
      <style:paragraph-properties fo:margin-left="0.1126in" fo:margin-right="0in" fo:line-height="150%" fo:text-indent="0in" style:auto-text-indent="false"/>
      <style:text-properties fo:color="#000000" style:font-name="Arial1" fo:font-size="12pt" style:font-name-asian="Times New Roman" style:font-size-asian="12pt" style:font-name-complex="Arial2" style:font-size-complex="12pt"/>
    </style:style>
    <style:style style:name="P46" style:family="paragraph" style:parent-style-name="Standard">
      <style:paragraph-properties fo:margin-top="0in" fo:margin-bottom="0in" fo:line-height="100%"/>
      <style:text-properties fo:color="#000000" style:font-name="Arial1" fo:font-size="12pt" style:font-size-asian="12pt" style:font-name-complex="Arial2" style:font-size-complex="12pt"/>
    </style:style>
    <style:style style:name="P47" style:family="paragraph" style:parent-style-name="Standard" style:list-style-name="L1">
      <style:paragraph-properties fo:margin-top="0in" fo:margin-bottom="0in" fo:line-height="150%"/>
      <style:text-properties style:font-name="Arial1" fo:font-size="12pt" style:font-size-asian="12pt" style:font-name-complex="Arial2" style:font-size-complex="12pt"/>
    </style:style>
    <style:style style:name="P48" style:family="paragraph" style:parent-style-name="Standard">
      <style:paragraph-properties fo:margin-left="0.65in" fo:margin-right="0in" fo:margin-top="0in" fo:margin-bottom="0in" fo:line-height="150%" fo:text-align="justify" style:justify-single-word="false" fo:text-indent="0.5in" style:auto-text-indent="false"/>
      <style:text-properties fo:font-size="14pt" style:font-size-asian="14pt" style:font-name-complex="Arial2" style:font-size-complex="14pt"/>
    </style:style>
    <style:style style:name="P49" style:family="paragraph" style:parent-style-name="Standard">
      <style:paragraph-properties fo:margin-left="0.5in" fo:margin-right="0in" fo:line-height="150%" fo:text-align="justify" style:justify-single-word="false" fo:text-indent="0.5in" style:auto-text-indent="false"/>
      <style:text-properties fo:font-size="14pt" style:font-size-asian="14pt" style:font-size-complex="14pt"/>
    </style:style>
    <style:style style:name="P50" style:family="paragraph" style:parent-style-name="Standard">
      <style:paragraph-properties fo:margin-left="0.5in" fo:margin-right="0in" fo:line-height="150%" fo:text-align="justify" style:justify-single-word="false" fo:text-indent="0.5in" style:auto-text-indent="false"/>
      <style:text-properties fo:font-size="14pt" style:font-size-asian="14pt" style:font-name-complex="Arial2" style:font-size-complex="14pt"/>
    </style:style>
    <style:style style:name="P51" style:family="paragraph" style:parent-style-name="Standard">
      <style:paragraph-properties fo:margin-left="0.75in" fo:margin-right="0in" fo:line-height="150%" fo:text-align="justify" style:justify-single-word="false" fo:text-indent="0.25in" style:auto-text-indent="false"/>
      <style:text-properties style:font-name="Arial1" fo:font-size="12pt" style:font-size-asian="12pt" style:font-name-complex="Arial2" style:font-size-complex="12pt"/>
    </style:style>
    <style:style style:name="P52" style:family="paragraph" style:parent-style-name="Standard" style:master-page-name="Standard">
      <style:paragraph-properties fo:line-height="150%" fo:text-align="center" style:justify-single-word="false" style:page-number="auto"/>
    </style:style>
    <style:style style:name="P53" style:family="paragraph" style:parent-style-name="Heading_20_2">
      <style:paragraph-properties fo:margin-left="0.2917in" fo:margin-right="0in" fo:line-height="150%" fo:text-indent="0in" style:auto-text-indent="false"/>
      <style:text-properties style:font-name="Arial1" fo:font-style="italic" style:font-style-asian="italic" style:font-name-complex="Arial2" style:font-size-complex="12pt"/>
    </style:style>
    <style:style style:name="P54" style:family="paragraph" style:parent-style-name="List_20_Paragraph" style:list-style-name="L5">
      <style:paragraph-properties fo:line-height="150%"/>
      <style:text-properties style:font-name="Arial1" fo:font-size="12pt" style:font-size-asian="12pt" style:font-name-complex="Arial2" style:font-size-complex="12pt"/>
    </style:style>
    <style:style style:name="P55" style:family="paragraph" style:parent-style-name="List_20_Paragraph" style:list-style-name="L2">
      <style:paragraph-properties fo:margin-top="0in" fo:margin-bottom="0in" fo:line-height="150%" fo:text-align="justify" style:justify-single-word="false"/>
      <style:text-properties fo:font-size="14pt" style:font-size-asian="14pt" style:font-name-complex="Arial2" style:font-size-complex="14pt"/>
    </style:style>
    <style:style style:name="P56" style:family="paragraph" style:parent-style-name="List_20_Paragraph" style:list-style-name="L4">
      <style:paragraph-properties fo:margin-left="0in" fo:margin-right="0in" fo:line-height="150%" fo:text-indent="0in" style:auto-text-indent="false"/>
      <style:text-properties fo:color="#000000" fo:font-size="14pt" style:font-size-asian="14pt" style:font-size-complex="14pt"/>
    </style:style>
    <style:style style:name="P57" style:family="paragraph" style:parent-style-name="Intense_20_Quote">
      <style:paragraph-properties fo:margin-left="0in" fo:margin-right="0.65in" fo:line-height="150%" fo:text-align="center" style:justify-single-word="false" fo:text-indent="0in" style:auto-text-indent="false"/>
    </style:style>
    <style:style style:name="P58" style:family="paragraph">
      <style:paragraph-properties fo:text-align="center"/>
    </style:style>
    <style:style style:name="T1" style:family="text">
      <style:text-properties fo:color="#000000" style:font-name="Arial1" fo:font-size="12pt" style:text-underline-style="none" fo:font-weight="bold" style:font-size-asian="12pt" style:font-weight-asian="bold" style:font-name-complex="Arial2" style:font-size-complex="12pt"/>
    </style:style>
    <style:style style:name="T2" style:family="text">
      <style:text-properties style:font-name="Arial1" fo:font-size="12pt" style:font-size-asian="12pt" style:font-name-complex="Arial2" style:font-size-complex="12pt"/>
    </style:style>
    <style:style style:name="T3" style:family="text">
      <style:text-properties style:font-name="Arial1" fo:font-size="14pt" style:font-size-asian="14pt" style:font-name-complex="Arial2"/>
    </style:style>
    <style:style style:name="T4" style:family="text">
      <style:text-properties style:font-name="Arial1" fo:font-size="14pt" style:font-size-asian="14pt" style:font-name-complex="Arial2" style:font-size-complex="14pt"/>
    </style:style>
    <style:style style:name="T5" style:family="text">
      <style:text-properties style:font-name="Arial1" fo:font-size="14pt" fo:font-weight="bold" style:font-size-asian="14pt" style:font-weight-asian="bold" style:font-name-complex="Arial2"/>
    </style:style>
    <style:style style:name="T6" style:family="text">
      <style:text-properties style:font-name="Arial1" fo:font-size="14pt" fo:font-weight="bold" style:font-size-asian="14pt" style:font-weight-asian="bold" style:font-name-complex="Arial2" style:font-size-complex="14pt"/>
    </style:style>
    <style:style style:name="T7" style:family="text">
      <style:text-properties style:font-name="Arial1" fo:font-size="14pt" fo:font-weight="bold" style:font-size-asian="14pt" style:font-weight-asian="bold" style:font-name-complex="Arial2" style:font-size-complex="12pt"/>
    </style:style>
    <style:style style:name="fr1" style:family="graphic" style:parent-style-name="OLE">
      <style:graphic-properties style:vertical-pos="from-top" style:vertical-rel="paragraph" style:horizontal-pos="from-left" style:horizontal-rel="paragraph" draw:ole-draw-aspect="1" draw:visible-area-top="0in" draw:visible-area-width="1.9689in" draw:visible-area-height="1.9689in"/>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ListLabel_20_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4"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5"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7"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8"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ListLabel_20_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in-height="0.1563in" fo:min-width="0.1563in" style:run-through="background" style:vertical-pos="from-top" style:vertical-rel="page" style:horizontal-pos="from-left" style:horizontal-rel="paragraph" draw:wrap-influence-on-position="once-concurrent" style:flow-with-text="false"/>
    </style:style>
    <style:style style:name="gr2" style:family="graphic">
      <style:graphic-properties fo:min-height="0.3846in" fo:min-width="2.25in" style:run-through="background" style:vertical-pos="from-top" style:vertical-rel="page" style:horizontal-pos="from-left" style:horizontal-rel="paragraph" draw:wrap-influence-on-position="once-concurrent" style:flow-with-text="false"/>
    </style:style>
    <style:style style:name="gr3" style:family="graphic">
      <style:graphic-properties fo:min-height="6.5937in" fo:min-width="7.302in" style:run-through="background" style:vertical-pos="from-top" style:vertical-rel="page" style:horizontal-pos="from-left" style:horizontal-rel="paragraph" draw:wrap-influence-on-position="once-concurrent" style:flow-with-text="false"/>
    </style:style>
    <style:style style:name="gr4" style:family="graphic">
      <style:graphic-properties fo:min-height="8.1346in" fo:min-width="7.1772in" style:run-through="background" style:vertical-pos="from-top" style:vertical-rel="page" style:horizontal-pos="from-left" style:horizontal-rel="paragraph" draw:wrap-influence-on-position="once-concurrent" style:flow-with-text="false"/>
    </style:style>
    <style:style style:name="gr5" style:family="graphic">
      <style:graphic-properties fo:min-height="7.552in" fo:min-width="7.1252in" style:run-through="background" style:vertical-pos="from-top" style:vertical-rel="page" style:horizontal-pos="from-left" style:horizontal-rel="paragraph" draw:wrap-influence-on-position="once-concurrent" style:flow-with-text="false"/>
    </style:style>
    <style:style style:name="gr6" style:family="graphic">
      <style:graphic-properties fo:min-height="7.3543in" fo:min-width="7.3752in" style:run-through="background" style:vertical-pos="from-top" style:vertical-rel="page" style:horizontal-pos="from-left" style:horizontal-rel="paragraph" draw:wrap-influence-on-position="once-concurrent" style:flow-with-text="false"/>
    </style:style>
    <style:style style:name="gr7" style:family="graphic">
      <style:graphic-properties fo:min-height="7.5728in" fo:min-width="7.302in" style:run-through="background" style:vertical-pos="from-top" style:vertical-rel="page" style:horizontal-pos="from-left" style:horizontal-rel="paragraph" draw:wrap-influence-on-position="once-concurrent" style:flow-with-text="false"/>
    </style:style>
    <style:style style:name="gr8" style:family="graphic">
      <style:graphic-properties fo:min-height="7.2701in" fo:min-width="7.302in" style:run-through="background" style:vertical-pos="from-top" style:vertical-rel="page" style:horizontal-pos="from-left" style:horizontal-rel="paragraph" draw:wrap-influence-on-position="once-concurrent" style:flow-with-text="false"/>
    </style:style>
    <style:style style:name="gr9" style:family="graphic">
      <style:graphic-properties fo:min-height="7.3228in" fo:min-width="7.1146in" style:run-through="background" style:vertical-pos="from-top" style:vertical-rel="page" style:horizontal-pos="from-left" style:horizontal-rel="paragraph" draw:wrap-influence-on-position="once-concurrent" style:flow-with-text="false"/>
    </style:style>
    <style:style style:name="gr10" style:family="graphic">
      <style:graphic-properties fo:min-height="4.3437in" fo:min-width="7.1252in" style:run-through="background" style:vertical-pos="from-top" style:vertical-rel="page" style:horizontal-pos="from-left" style:horizontal-rel="paragraph" draw:wrap-influence-on-position="once-concurrent" style:flow-with-text="false"/>
    </style:style>
    <style:style style:name="gr11" style:family="graphic">
      <style:graphic-properties fo:min-height="7.1772in" fo:min-width="7.3228in" style:run-through="background" style:vertical-pos="from-top" style:vertical-rel="page" style:horizontal-pos="from-left" style:horizontal-rel="paragraph" draw:wrap-influence-on-position="once-concurrent" style:flow-with-text="false"/>
    </style:style>
    <style:style style:name="gr12" style:family="graphic">
      <style:graphic-properties fo:min-height="7.7083in" fo:min-width="7.2811in" style:run-through="background" style:vertical-pos="from-top" style:vertical-rel="page" style:horizontal-pos="from-left" style:horizontal-rel="paragraph" draw:wrap-influence-on-position="once-concurrent" style:flow-with-text="false"/>
    </style:style>
    <style:style style:name="gr13" style:family="graphic">
      <style:graphic-properties fo:min-height="7.3126in" fo:min-width="7.2398in" style:run-through="background" style:vertical-pos="from-top" style:vertical-rel="page" style:horizontal-pos="from-left" style:horizontal-rel="paragraph" draw:wrap-influence-on-position="once-concurrent" style:flow-with-text="false"/>
    </style:style>
    <style:style style:name="gr14" style:family="graphic">
      <style:graphic-properties fo:min-height="7.7917in" fo:min-width="7.2398in" style:run-through="background" style:vertical-pos="from-top" style:vertical-rel="page" style:horizontal-pos="from-left" style:horizontal-rel="paragraph" draw:wrap-influence-on-position="once-concurrent" style:flow-with-text="false"/>
    </style:style>
    <style:style style:name="gr15" style:family="graphic">
      <style:graphic-properties fo:min-height="7.4063in" fo:min-width="7.3646in" style:run-through="background" style:vertical-pos="from-top" style:vertical-rel="page"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 draw:style-name="gr1" svg:width="0.1567in" svg:height="0.1567in" svg:x="0in" svg:y="0in">
        <text:p/>
        <draw:enhanced-geometry draw:type="mso-spt75"/>
      </draw:custom-shape>
      <draw:custom-shape text:anchor-type="page" text:anchor-page-number="1" draw:z-index="3" draw:style-name="gr2" svg:width="2.2504in" svg:height="0.385in" svg:x="0in" svg:y="0in">
        <text:p/>
        <draw:enhanced-geometry svg:viewBox="0 0 21600 21600"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text:anchor-type="page" text:anchor-page-number="1" draw:z-index="4" draw:style-name="gr3" svg:width="7.3024in" svg:height="6.5941in" svg:x="0in" svg:y="0in">
        <text:p/>
        <draw:enhanced-geometry draw:type="NonPrimitive"/>
      </draw:custom-shape>
      <draw:custom-shape text:anchor-type="page" text:anchor-page-number="1" draw:z-index="5" draw:style-name="gr4" svg:width="7.1776in" svg:height="8.135in" svg:x="0in" svg:y="0in">
        <text:p/>
        <draw:enhanced-geometry draw:type="NonPrimitive"/>
      </draw:custom-shape>
      <draw:custom-shape text:anchor-type="page" text:anchor-page-number="1" draw:z-index="6" draw:style-name="gr5" svg:width="7.1252in" svg:height="7.5524in" svg:x="0in" svg:y="0in">
        <text:p/>
        <draw:enhanced-geometry draw:type="NonPrimitive"/>
      </draw:custom-shape>
      <draw:custom-shape text:anchor-type="page" text:anchor-page-number="1" draw:z-index="7" draw:style-name="gr6" svg:width="7.3752in" svg:height="7.3543in" svg:x="0in" svg:y="0in">
        <text:p/>
        <draw:enhanced-geometry draw:type="NonPrimitive"/>
      </draw:custom-shape>
      <draw:custom-shape text:anchor-type="page" text:anchor-page-number="1" draw:z-index="8" draw:style-name="gr7" svg:width="7.3024in" svg:height="7.5732in" svg:x="0in" svg:y="0in">
        <text:p/>
        <draw:enhanced-geometry draw:type="NonPrimitive"/>
      </draw:custom-shape>
      <draw:custom-shape text:anchor-type="page" text:anchor-page-number="1" draw:z-index="9" draw:style-name="gr8" svg:width="7.3024in" svg:height="7.2705in" svg:x="0in" svg:y="0in">
        <text:p/>
        <draw:enhanced-geometry draw:type="NonPrimitive"/>
      </draw:custom-shape>
      <draw:custom-shape text:anchor-type="page" text:anchor-page-number="1" draw:z-index="10" draw:style-name="gr9" svg:width="7.115in" svg:height="7.3232in" svg:x="0in" svg:y="0in">
        <text:p/>
        <draw:enhanced-geometry draw:type="NonPrimitive"/>
      </draw:custom-shape>
      <draw:custom-shape text:anchor-type="page" text:anchor-page-number="1" draw:z-index="11" draw:style-name="gr10" svg:width="7.1252in" svg:height="4.3441in" svg:x="0in" svg:y="0in">
        <text:p/>
        <draw:enhanced-geometry draw:type="NonPrimitive"/>
      </draw:custom-shape>
      <draw:custom-shape text:anchor-type="page" text:anchor-page-number="1" draw:z-index="12" draw:style-name="gr11" svg:width="7.3232in" svg:height="7.1776in" svg:x="0in" svg:y="0in">
        <text:p/>
        <draw:enhanced-geometry draw:type="NonPrimitive"/>
      </draw:custom-shape>
      <draw:custom-shape text:anchor-type="page" text:anchor-page-number="1" draw:z-index="13" draw:style-name="gr12" svg:width="7.2815in" svg:height="7.7087in" svg:x="0in" svg:y="0in">
        <text:p/>
        <draw:enhanced-geometry draw:type="NonPrimitive"/>
      </draw:custom-shape>
      <draw:custom-shape text:anchor-type="page" text:anchor-page-number="1" draw:z-index="14" draw:style-name="gr13" svg:width="7.2398in" svg:height="7.313in" svg:x="0in" svg:y="0in">
        <text:p/>
        <draw:enhanced-geometry draw:type="NonPrimitive"/>
      </draw:custom-shape>
      <draw:custom-shape text:anchor-type="page" text:anchor-page-number="1" draw:z-index="15" draw:style-name="gr14" svg:width="7.2398in" svg:height="7.7921in" svg:x="0in" svg:y="0in">
        <text:p/>
        <draw:enhanced-geometry draw:type="NonPrimitive"/>
      </draw:custom-shape>
      <draw:custom-shape text:anchor-type="page" text:anchor-page-number="1" draw:z-index="16" draw:style-name="gr15" svg:width="7.365in" svg:height="7.4067in" svg:x="0in" svg:y="0in">
        <text:p/>
        <draw:enhanced-geometry draw:type="NonPrimitive"/>
      </draw:custom-shape>
      <text:p text:style-name="P52"><draw:rect text:anchor-type="as-char" svg:y="0in" draw:z-index="128" draw:style-name="gr16" draw:text-style-name="P58" svg:width="0.0398in" svg:height="0.0398in"><text:p/></draw:rect><draw:rect text:anchor-type="as-char" svg:y="0in" draw:z-index="127" draw:style-name="gr16" draw:text-style-name="P58" svg:width="0.0398in" svg:height="0.0398in"><text:p/></draw:rect><draw:rect text:anchor-type="as-char" svg:y="0in" draw:z-index="126" draw:style-name="gr16" draw:text-style-name="P58" svg:width="0.0398in" svg:height="0.0398in"><text:p/></draw:rect><draw:rect text:anchor-type="as-char" svg:y="0in" draw:z-index="125" draw:style-name="gr16" draw:text-style-name="P58" svg:width="0.0398in" svg:height="0.0398in"><text:p/></draw:rect><draw:rect text:anchor-type="as-char" svg:y="0in" draw:z-index="124" draw:style-name="gr16" draw:text-style-name="P58" svg:width="0.0398in" svg:height="0.0398in"><text:p/></draw:rect><draw:rect text:anchor-type="as-char" svg:y="0in" draw:z-index="123" draw:style-name="gr16" draw:text-style-name="P58" svg:width="0.0398in" svg:height="0.0398in"><text:p/></draw:rect><draw:rect text:anchor-type="as-char" svg:y="0in" draw:z-index="122" draw:style-name="gr16" draw:text-style-name="P58" svg:width="0.0398in" svg:height="0.0398in"><text:p/></draw:rect><draw:rect text:anchor-type="as-char" svg:y="0in" draw:z-index="121" draw:style-name="gr16" draw:text-style-name="P58" svg:width="0.0398in" svg:height="0.0398in"><text:p/></draw:rect><draw:rect text:anchor-type="as-char" svg:y="0in" draw:z-index="120" draw:style-name="gr16" draw:text-style-name="P58" svg:width="0.0398in" svg:height="0.0398in"><text:p/></draw:rect><draw:rect text:anchor-type="as-char" svg:y="0in" draw:z-index="119" draw:style-name="gr16" draw:text-style-name="P58" svg:width="0.0398in" svg:height="0.0398in"><text:p/></draw:rect><draw:rect text:anchor-type="as-char" svg:y="0in" draw:z-index="118" draw:style-name="gr16" draw:text-style-name="P58" svg:width="0.0398in" svg:height="0.0398in"><text:p/></draw:rect><draw:rect text:anchor-type="as-char" svg:y="0in" draw:z-index="117" draw:style-name="gr16" draw:text-style-name="P58" svg:width="0.0398in" svg:height="0.0398in"><text:p/></draw:rect><draw:rect text:anchor-type="as-char" svg:y="0in" draw:z-index="116" draw:style-name="gr16" draw:text-style-name="P58" svg:width="0.0398in" svg:height="0.0398in"><text:p/></draw:rect><draw:rect text:anchor-type="as-char" svg:y="0in" draw:z-index="115" draw:style-name="gr16" draw:text-style-name="P58" svg:width="0.0398in" svg:height="0.0398in"><text:p/></draw:rect><draw:rect text:anchor-type="as-char" svg:y="0in" draw:z-index="114" draw:style-name="gr16" draw:text-style-name="P58" svg:width="0.0398in" svg:height="0.0398in"><text:p/></draw:rect><draw:rect text:anchor-type="as-char" svg:y="0in" draw:z-index="113" draw:style-name="gr16" draw:text-style-name="P58" svg:width="0.0398in" svg:height="0.0398in"><text:p/></draw:rect><draw:rect text:anchor-type="as-char" svg:y="0in" draw:z-index="112" draw:style-name="gr16" draw:text-style-name="P58" svg:width="0.0398in" svg:height="0.0398in"><text:p/></draw:rect><draw:rect text:anchor-type="as-char" svg:y="0in" draw:z-index="111" draw:style-name="gr16" draw:text-style-name="P58" svg:width="0.0398in" svg:height="0.0398in"><text:p/></draw:rect><draw:rect text:anchor-type="as-char" svg:y="0in" draw:z-index="110" draw:style-name="gr16" draw:text-style-name="P58" svg:width="0.0398in" svg:height="0.0398in"><text:p/></draw:rect><draw:rect text:anchor-type="as-char" svg:y="0in" draw:z-index="109" draw:style-name="gr16" draw:text-style-name="P58" svg:width="0.0398in" svg:height="0.0398in"><text:p/></draw:rect><draw:rect text:anchor-type="as-char" svg:y="0in" draw:z-index="108" draw:style-name="gr16" draw:text-style-name="P58" svg:width="0.0398in" svg:height="0.0398in"><text:p/></draw:rect><draw:rect text:anchor-type="as-char" svg:y="0in" draw:z-index="107" draw:style-name="gr16" draw:text-style-name="P58" svg:width="0.0398in" svg:height="0.0398in"><text:p/></draw:rect><draw:rect text:anchor-type="as-char" svg:y="0in" draw:z-index="106" draw:style-name="gr16" draw:text-style-name="P58" svg:width="0.0398in" svg:height="0.0398in"><text:p/></draw:rect><draw:rect text:anchor-type="as-char" svg:y="0in" draw:z-index="105" draw:style-name="gr16" draw:text-style-name="P58" svg:width="0.0398in" svg:height="0.0398in"><text:p/></draw:rect><draw:rect text:anchor-type="as-char" svg:y="0in" draw:z-index="104" draw:style-name="gr16" draw:text-style-name="P58" svg:width="0.0398in" svg:height="0.0398in"><text:p/></draw:rect><draw:rect text:anchor-type="as-char" svg:y="0in" draw:z-index="103" draw:style-name="gr16" draw:text-style-name="P58" svg:width="0.0398in" svg:height="0.0398in"><text:p/></draw:rect><draw:rect text:anchor-type="as-char" svg:y="0in" draw:z-index="102" draw:style-name="gr16" draw:text-style-name="P58" svg:width="0.0398in" svg:height="0.0398in"><text:p/></draw:rect><draw:rect text:anchor-type="as-char" svg:y="0in" draw:z-index="101" draw:style-name="gr16" draw:text-style-name="P58" svg:width="0.0398in" svg:height="0.0398in"><text:p/></draw:rect><draw:rect text:anchor-type="as-char" svg:y="0in" draw:z-index="100" draw:style-name="gr16" draw:text-style-name="P58" svg:width="0.0398in" svg:height="0.0398in"><text:p/></draw:rect><draw:rect text:anchor-type="as-char" svg:y="0in" draw:z-index="99" draw:style-name="gr16" draw:text-style-name="P58" svg:width="0.0398in" svg:height="0.0398in"><text:p/></draw:rect><draw:rect text:anchor-type="as-char" svg:y="0in" draw:z-index="98" draw:style-name="gr16" draw:text-style-name="P58" svg:width="0.0398in" svg:height="0.0398in"><text:p/></draw:rect><draw:rect text:anchor-type="as-char" svg:y="0in" draw:z-index="97" draw:style-name="gr16" draw:text-style-name="P58" svg:width="0.0398in" svg:height="0.0398in"><text:p/></draw:rect><draw:rect text:anchor-type="as-char" svg:y="0in" draw:z-index="96" draw:style-name="gr16" draw:text-style-name="P58" svg:width="0.0398in" svg:height="0.0398in"><text:p/></draw:rect><draw:rect text:anchor-type="as-char" svg:y="0in" draw:z-index="95" draw:style-name="gr16" draw:text-style-name="P58" svg:width="0.0398in" svg:height="0.0398in"><text:p/></draw:rect><draw:rect text:anchor-type="as-char" svg:y="0in" draw:z-index="94" draw:style-name="gr16" draw:text-style-name="P58" svg:width="0.0398in" svg:height="0.0398in"><text:p/></draw:rect><draw:rect text:anchor-type="as-char" svg:y="0in" draw:z-index="93" draw:style-name="gr16" draw:text-style-name="P58" svg:width="0.0398in" svg:height="0.0398in"><text:p/></draw:rect><draw:rect text:anchor-type="as-char" svg:y="0in" draw:z-index="92" draw:style-name="gr16" draw:text-style-name="P58" svg:width="0.0398in" svg:height="0.0398in"><text:p/></draw:rect><draw:rect text:anchor-type="as-char" svg:y="0in" draw:z-index="91" draw:style-name="gr16" draw:text-style-name="P58" svg:width="0.0398in" svg:height="0.0398in"><text:p/></draw:rect><draw:rect text:anchor-type="as-char" svg:y="0in" draw:z-index="90" draw:style-name="gr16" draw:text-style-name="P58" svg:width="0.0398in" svg:height="0.0398in"><text:p/></draw:rect><draw:rect text:anchor-type="as-char" svg:y="0in" draw:z-index="89" draw:style-name="gr16" draw:text-style-name="P58" svg:width="0.0398in" svg:height="0.0398in"><text:p/></draw:rect><draw:rect text:anchor-type="as-char" svg:y="0in" draw:z-index="88" draw:style-name="gr16" draw:text-style-name="P58" svg:width="0.0398in" svg:height="0.0398in"><text:p/></draw:rect><draw:rect text:anchor-type="as-char" svg:y="0in" draw:z-index="87" draw:style-name="gr16" draw:text-style-name="P58" svg:width="0.0398in" svg:height="0.0398in"><text:p/></draw:rect><draw:rect text:anchor-type="as-char" svg:y="0in" draw:z-index="86" draw:style-name="gr16" draw:text-style-name="P58" svg:width="0.0398in" svg:height="0.0398in"><text:p/></draw:rect><draw:rect text:anchor-type="as-char" svg:y="0in" draw:z-index="85" draw:style-name="gr16" draw:text-style-name="P58" svg:width="0.0398in" svg:height="0.0398in"><text:p/></draw:rect><draw:rect text:anchor-type="as-char" svg:y="0in" draw:z-index="84" draw:style-name="gr16" draw:text-style-name="P58" svg:width="0.0398in" svg:height="0.0398in"><text:p/></draw:rect><draw:rect text:anchor-type="as-char" svg:y="0in" draw:z-index="83" draw:style-name="gr16" draw:text-style-name="P58" svg:width="0.0398in" svg:height="0.0398in"><text:p/></draw:rect><draw:rect text:anchor-type="as-char" svg:y="0in" draw:z-index="82" draw:style-name="gr16" draw:text-style-name="P58" svg:width="0.0398in" svg:height="0.0398in"><text:p/></draw:rect><draw:rect text:anchor-type="as-char" svg:y="0in" draw:z-index="81" draw:style-name="gr16" draw:text-style-name="P58" svg:width="0.0398in" svg:height="0.0398in"><text:p/></draw:rect><draw:rect text:anchor-type="as-char" svg:y="0in" draw:z-index="80" draw:style-name="gr16" draw:text-style-name="P58" svg:width="0.0398in" svg:height="0.0398in"><text:p/></draw:rect><draw:rect text:anchor-type="as-char" svg:y="0in" draw:z-index="79" draw:style-name="gr16" draw:text-style-name="P58" svg:width="0.0398in" svg:height="0.0398in"><text:p/></draw:rect><draw:rect text:anchor-type="as-char" svg:y="0in" draw:z-index="78" draw:style-name="gr16" draw:text-style-name="P58" svg:width="0.0398in" svg:height="0.0398in"><text:p/></draw:rect><draw:rect text:anchor-type="as-char" svg:y="0in" draw:z-index="77" draw:style-name="gr16" draw:text-style-name="P58" svg:width="0.0398in" svg:height="0.0398in"><text:p/></draw:rect><draw:rect text:anchor-type="as-char" svg:y="0in" draw:z-index="76" draw:style-name="gr16" draw:text-style-name="P58" svg:width="0.0398in" svg:height="0.0398in"><text:p/></draw:rect><draw:rect text:anchor-type="as-char" svg:y="0in" draw:z-index="75" draw:style-name="gr16" draw:text-style-name="P58" svg:width="0.0398in" svg:height="0.0398in"><text:p/></draw:rect><draw:rect text:anchor-type="as-char" svg:y="0in" draw:z-index="74" draw:style-name="gr16" draw:text-style-name="P58" svg:width="0.0398in" svg:height="0.0398in"><text:p/></draw:rect><draw:rect text:anchor-type="as-char" svg:y="0in" draw:z-index="73" draw:style-name="gr16" draw:text-style-name="P58" svg:width="0.0398in" svg:height="0.0398in"><text:p/></draw:rect><draw:rect text:anchor-type="as-char" svg:y="0in" draw:z-index="72" draw:style-name="gr16" draw:text-style-name="P58" svg:width="0.0398in" svg:height="0.0398in"><text:p/></draw:rect><draw:rect text:anchor-type="as-char" svg:y="0in" draw:z-index="71" draw:style-name="gr16" draw:text-style-name="P58" svg:width="0.0398in" svg:height="0.0398in"><text:p/></draw:rect><draw:rect text:anchor-type="as-char" svg:y="0in" draw:z-index="70" draw:style-name="gr16" draw:text-style-name="P58" svg:width="0.0398in" svg:height="0.0398in"><text:p/></draw:rect><draw:rect text:anchor-type="as-char" svg:y="0in" draw:z-index="69" draw:style-name="gr16" draw:text-style-name="P58" svg:width="0.0398in" svg:height="0.0398in"><text:p/></draw:rect><draw:rect text:anchor-type="as-char" svg:y="0in" draw:z-index="68" draw:style-name="gr16" draw:text-style-name="P58" svg:width="0.0398in" svg:height="0.0398in"><text:p/></draw:rect><draw:rect text:anchor-type="as-char" svg:y="0in" draw:z-index="67" draw:style-name="gr16" draw:text-style-name="P58" svg:width="0.0398in" svg:height="0.0398in"><text:p/></draw:rect><draw:rect text:anchor-type="as-char" svg:y="0in" draw:z-index="66" draw:style-name="gr16" draw:text-style-name="P58" svg:width="0.0398in" svg:height="0.0398in"><text:p/></draw:rect><draw:rect text:anchor-type="as-char" svg:y="0in" draw:z-index="65" draw:style-name="gr16" draw:text-style-name="P58" svg:width="0.0398in" svg:height="0.0398in"><text:p/></draw:rect><draw:rect text:anchor-type="as-char" svg:y="0in" draw:z-index="64" draw:style-name="gr16" draw:text-style-name="P58" svg:width="0.0398in" svg:height="0.0398in"><text:p/></draw:rect><draw:rect text:anchor-type="as-char" svg:y="0in" draw:z-index="63" draw:style-name="gr16" draw:text-style-name="P58" svg:width="0.0398in" svg:height="0.0398in"><text:p/></draw:rect><draw:rect text:anchor-type="as-char" svg:y="0in" draw:z-index="62" draw:style-name="gr16" draw:text-style-name="P58" svg:width="0.0398in" svg:height="0.0398in"><text:p/></draw:rect><draw:rect text:anchor-type="as-char" svg:y="0in" draw:z-index="61" draw:style-name="gr16" draw:text-style-name="P58" svg:width="0.0398in" svg:height="0.0398in"><text:p/></draw:rect><draw:rect text:anchor-type="as-char" svg:y="0in" draw:z-index="60" draw:style-name="gr16" draw:text-style-name="P58" svg:width="0.0398in" svg:height="0.0398in"><text:p/></draw:rect><draw:rect text:anchor-type="as-char" svg:y="0in" draw:z-index="59" draw:style-name="gr16" draw:text-style-name="P58" svg:width="0.0398in" svg:height="0.0398in"><text:p/></draw:rect><draw:rect text:anchor-type="as-char" svg:y="0in" draw:z-index="58" draw:style-name="gr16" draw:text-style-name="P58" svg:width="0.0398in" svg:height="0.0398in"><text:p/></draw:rect><draw:rect text:anchor-type="as-char" svg:y="0in" draw:z-index="57" draw:style-name="gr16" draw:text-style-name="P58" svg:width="0.0398in" svg:height="0.0398in"><text:p/></draw:rect><draw:rect text:anchor-type="as-char" svg:y="0in" draw:z-index="56" draw:style-name="gr16" draw:text-style-name="P58" svg:width="0.0398in" svg:height="0.0398in"><text:p/></draw:rect><draw:rect text:anchor-type="as-char" svg:y="0in" draw:z-index="55" draw:style-name="gr16" draw:text-style-name="P58" svg:width="0.0398in" svg:height="0.0398in"><text:p/></draw:rect><draw:rect text:anchor-type="as-char" svg:y="0in" draw:z-index="54" draw:style-name="gr16" draw:text-style-name="P58" svg:width="0.0398in" svg:height="0.0398in"><text:p/></draw:rect><draw:rect text:anchor-type="as-char" svg:y="0in" draw:z-index="53" draw:style-name="gr16" draw:text-style-name="P58" svg:width="0.0398in" svg:height="0.0398in"><text:p/></draw:rect><draw:rect text:anchor-type="as-char" svg:y="0in" draw:z-index="52" draw:style-name="gr16" draw:text-style-name="P58" svg:width="0.0398in" svg:height="0.0398in"><text:p/></draw:rect><draw:rect text:anchor-type="as-char" svg:y="0in" draw:z-index="51" draw:style-name="gr16" draw:text-style-name="P58" svg:width="0.0398in" svg:height="0.0398in"><text:p/></draw:rect><draw:rect text:anchor-type="as-char" svg:y="0in" draw:z-index="50" draw:style-name="gr16" draw:text-style-name="P58" svg:width="0.0398in" svg:height="0.0398in"><text:p/></draw:rect><draw:rect text:anchor-type="as-char" svg:y="0in" draw:z-index="49" draw:style-name="gr16" draw:text-style-name="P58" svg:width="0.0398in" svg:height="0.0398in"><text:p/></draw:rect><draw:rect text:anchor-type="as-char" svg:y="0in" draw:z-index="48" draw:style-name="gr16" draw:text-style-name="P58" svg:width="0.0398in" svg:height="0.0398in"><text:p/></draw:rect><draw:rect text:anchor-type="as-char" svg:y="0in" draw:z-index="47" draw:style-name="gr16" draw:text-style-name="P58" svg:width="0.0398in" svg:height="0.0398in"><text:p/></draw:rect><draw:rect text:anchor-type="as-char" svg:y="0in" draw:z-index="46" draw:style-name="gr16" draw:text-style-name="P58" svg:width="0.0398in" svg:height="0.0398in"><text:p/></draw:rect><draw:rect text:anchor-type="as-char" svg:y="0in" draw:z-index="45" draw:style-name="gr16" draw:text-style-name="P58" svg:width="0.0398in" svg:height="0.0398in"><text:p/></draw:rect><draw:rect text:anchor-type="as-char" svg:y="0in" draw:z-index="44" draw:style-name="gr16" draw:text-style-name="P58" svg:width="0.0398in" svg:height="0.0398in"><text:p/></draw:rect><draw:rect text:anchor-type="as-char" svg:y="0in" draw:z-index="43" draw:style-name="gr16" draw:text-style-name="P58" svg:width="0.0398in" svg:height="0.0398in"><text:p/></draw:rect><draw:rect text:anchor-type="as-char" svg:y="0in" draw:z-index="42" draw:style-name="gr16" draw:text-style-name="P58" svg:width="0.0398in" svg:height="0.0398in"><text:p/></draw:rect><draw:rect text:anchor-type="as-char" svg:y="0in" draw:z-index="41" draw:style-name="gr16" draw:text-style-name="P58" svg:width="0.0398in" svg:height="0.0398in"><text:p/></draw:rect><draw:rect text:anchor-type="as-char" svg:y="0in" draw:z-index="40" draw:style-name="gr16" draw:text-style-name="P58" svg:width="0.0398in" svg:height="0.0398in"><text:p/></draw:rect><draw:rect text:anchor-type="as-char" svg:y="0in" draw:z-index="39" draw:style-name="gr16" draw:text-style-name="P58" svg:width="0.0398in" svg:height="0.0398in"><text:p/></draw:rect><draw:rect text:anchor-type="as-char" svg:y="0in" draw:z-index="38" draw:style-name="gr16" draw:text-style-name="P58" svg:width="0.0398in" svg:height="0.0398in"><text:p/></draw:rect><draw:rect text:anchor-type="as-char" svg:y="0in" draw:z-index="37" draw:style-name="gr16" draw:text-style-name="P58" svg:width="0.0398in" svg:height="0.0398in"><text:p/></draw:rect><draw:rect text:anchor-type="as-char" svg:y="0in" draw:z-index="36" draw:style-name="gr16" draw:text-style-name="P58" svg:width="0.0398in" svg:height="0.0398in"><text:p/></draw:rect><draw:rect text:anchor-type="as-char" svg:y="0in" draw:z-index="35" draw:style-name="gr16" draw:text-style-name="P58" svg:width="0.0398in" svg:height="0.0398in"><text:p/></draw:rect><draw:rect text:anchor-type="as-char" svg:y="0in" draw:z-index="34" draw:style-name="gr16" draw:text-style-name="P58" svg:width="0.0398in" svg:height="0.0398in"><text:p/></draw:rect><draw:rect text:anchor-type="as-char" svg:y="0in" draw:z-index="33" draw:style-name="gr16" draw:text-style-name="P58" svg:width="0.0398in" svg:height="0.0398in"><text:p/></draw:rect><draw:rect text:anchor-type="as-char" svg:y="0in" draw:z-index="32" draw:style-name="gr16" draw:text-style-name="P58" svg:width="0.0398in" svg:height="0.0398in"><text:p/></draw:rect><draw:rect text:anchor-type="as-char" svg:y="0in" draw:z-index="31" draw:style-name="gr16" draw:text-style-name="P58" svg:width="0.0398in" svg:height="0.0398in"><text:p/></draw:rect><draw:rect text:anchor-type="as-char" svg:y="0in" draw:z-index="30" draw:style-name="gr16" draw:text-style-name="P58" svg:width="0.0398in" svg:height="0.0398in"><text:p/></draw:rect><draw:rect text:anchor-type="as-char" svg:y="0in" draw:z-index="29" draw:style-name="gr16" draw:text-style-name="P58" svg:width="0.0398in" svg:height="0.0398in"><text:p/></draw:rect><draw:rect text:anchor-type="as-char" svg:y="0in" draw:z-index="28" draw:style-name="gr16" draw:text-style-name="P58" svg:width="0.0398in" svg:height="0.0398in"><text:p/></draw:rect><draw:rect text:anchor-type="as-char" svg:y="0in" draw:z-index="27" draw:style-name="gr16" draw:text-style-name="P58" svg:width="0.0398in" svg:height="0.0398in"><text:p/></draw:rect><draw:rect text:anchor-type="as-char" svg:y="0in" draw:z-index="26" draw:style-name="gr16" draw:text-style-name="P58" svg:width="0.0398in" svg:height="0.0398in"><text:p/></draw:rect><draw:rect text:anchor-type="as-char" svg:y="0in" draw:z-index="25" draw:style-name="gr16" draw:text-style-name="P58" svg:width="0.0398in" svg:height="0.0398in"><text:p/></draw:rect><draw:rect text:anchor-type="as-char" svg:y="0in" draw:z-index="24" draw:style-name="gr16" draw:text-style-name="P58" svg:width="0.0398in" svg:height="0.0398in"><text:p/></draw:rect><draw:rect text:anchor-type="as-char" svg:y="0in" draw:z-index="23" draw:style-name="gr16" draw:text-style-name="P58" svg:width="0.0398in" svg:height="0.0398in"><text:p/></draw:rect><draw:rect text:anchor-type="as-char" svg:y="0in" draw:z-index="22" draw:style-name="gr16" draw:text-style-name="P58" svg:width="0.0398in" svg:height="0.0398in"><text:p/></draw:rect><draw:rect text:anchor-type="as-char" svg:y="0in" draw:z-index="21" draw:style-name="gr16" draw:text-style-name="P58" svg:width="0.0398in" svg:height="0.0398in"><text:p/></draw:rect><draw:rect text:anchor-type="as-char" svg:y="0in" draw:z-index="20" draw:style-name="gr16" draw:text-style-name="P58" svg:width="0.0398in" svg:height="0.0398in"><text:p/></draw:rect><draw:rect text:anchor-type="as-char" svg:y="0in" draw:z-index="19" draw:style-name="gr16" draw:text-style-name="P58" svg:width="0.0398in" svg:height="0.0398in"><text:p/></draw:rect><draw:rect text:anchor-type="as-char" svg:y="0in" draw:z-index="18" draw:style-name="gr16" draw:text-style-name="P58" svg:width="0.0398in" svg:height="0.0398in"><text:p/></draw:rect><draw:rect text:anchor-type="as-char" svg:y="0in" draw:z-index="17" draw:style-name="gr16" draw:text-style-name="P58" svg:width="0.0398in" svg:height="0.0398in"><text:p/></draw:rect><draw:rect text:anchor-type="as-char" svg:y="0in" draw:z-index="2" draw:style-name="gr16" draw:text-style-name="P58" svg:width="0.0398in" svg:height="0.0398in"><text:p/></draw:rect><draw:rect text:anchor-type="as-char" svg:y="0in" draw:z-index="0" draw:style-name="gr16" draw:text-style-name="P58" svg:width="0.0398in" svg:height="0.0398in"><text:p/></draw:rect></text:p>
      <text:p text:style-name="P35"/>
      <text:p text:style-name="P35"/>
      <text:p text:style-name="P4"><text:bookmark-start text:name="_Toc506458771"/><text:bookmark-start text:name="_Toc506459137"/></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8">Chapter</text:p>
          </table:table-cell>
          <table:table-cell table:style-name="Table1.A1" table:number-columns-spanned="2" office:value-type="string">
            <text:p text:style-name="P28">Topic</text:p>
          </table:table-cell>
          <table:covered-table-cell/>
        </table:table-row>
        <table:table-row table:style-name="Table1.2">
          <table:table-cell table:style-name="Table1.A2" office:value-type="string">
            <text:p text:style-name="P30">1</text:p>
          </table:table-cell>
          <table:table-cell table:style-name="Table1.A2" table:number-columns-spanned="2" office:value-type="string">
            <text:p text:style-name="P43">Acknowledgement</text:p>
          </table:table-cell>
          <table:covered-table-cell/>
        </table:table-row>
        <table:table-row table:style-name="Table1.2">
          <table:table-cell table:style-name="Table1.A2" office:value-type="string">
            <text:p text:style-name="P30">2</text:p>
          </table:table-cell>
          <table:table-cell table:style-name="Table1.A2" table:number-columns-spanned="2" office:value-type="string">
            <text:p text:style-name="P45">Introduction</text:p>
          </table:table-cell>
          <table:covered-table-cell/>
        </table:table-row>
        <table:table-row table:style-name="Table1.4">
          <table:table-cell table:style-name="Table1.A4" office:value-type="string">
            <text:p text:style-name="P1"><text:span text:style-name="Intense_20_Reference"><text:span text:style-name="T1">3</text:span></text:span></text:p>
          </table:table-cell>
          <table:table-cell table:style-name="Table1.A4" table:number-columns-spanned="2" office:value-type="string">
            <text:p text:style-name="P31">Organization Profile</text:p>
          </table:table-cell>
          <table:covered-table-cell/>
        </table:table-row>
        <table:table-row table:style-name="Table1.5">
          <table:table-cell table:style-name="Table1.A2" office:value-type="string">
            <text:p text:style-name="P5">4</text:p>
          </table:table-cell>
          <table:table-cell table:style-name="Table1.A1" table:number-columns-spanned="2" office:value-type="string">
            <text:p text:style-name="P32">Existing System</text:p>
          </table:table-cell>
          <table:covered-table-cell/>
        </table:table-row>
        <table:table-row table:style-name="Table1.5">
          <table:table-cell table:style-name="Table1.A2" office:value-type="string">
            <text:p text:style-name="P5">5</text:p>
          </table:table-cell>
          <table:table-cell table:style-name="Table1.A1" table:number-columns-spanned="2" office:value-type="string">
            <text:p text:style-name="P32">Problem Areas</text:p>
          </table:table-cell>
          <table:covered-table-cell/>
        </table:table-row>
        <table:table-row table:style-name="Table1.5">
          <table:table-cell table:style-name="Table1.A2" office:value-type="string">
            <text:p text:style-name="P5">6</text:p>
          </table:table-cell>
          <table:table-cell table:style-name="Table1.A1" table:number-columns-spanned="2" office:value-type="string">
            <text:p text:style-name="P32">Need For The New System</text:p>
          </table:table-cell>
          <table:covered-table-cell/>
        </table:table-row>
        <table:table-row table:style-name="Table1.5">
          <table:table-cell table:style-name="Table1.A2" office:value-type="string">
            <text:p text:style-name="P5">7</text:p>
          </table:table-cell>
          <table:table-cell table:style-name="Table1.A1" table:number-columns-spanned="2" office:value-type="string">
            <text:p text:style-name="P32">Proposed System</text:p>
          </table:table-cell>
          <table:covered-table-cell/>
        </table:table-row>
        <table:table-row table:style-name="Table1.9">
          <table:table-cell table:style-name="Table1.A2" table:number-rows-spanned="5" office:value-type="string">
            <text:p text:style-name="P5"/>
          </table:table-cell>
          <table:table-cell table:style-name="Table1.A1" office:value-type="string">
            <text:p text:style-name="P38">7.1</text:p>
          </table:table-cell>
          <table:table-cell table:style-name="Table1.A1" office:value-type="string">
            <text:p text:style-name="P37">UML Diagrams</text:p>
          </table:table-cell>
        </table:table-row>
        <table:table-row table:style-name="Table1.10">
          <table:covered-table-cell/>
          <table:table-cell table:style-name="Table1.A1" office:value-type="string">
            <text:p text:style-name="P38">7.2</text:p>
          </table:table-cell>
          <table:table-cell table:style-name="Table1.A1" office:value-type="string">
            <text:p text:style-name="P37">DFD Diagrams</text:p>
          </table:table-cell>
        </table:table-row>
        <table:table-row table:style-name="Table1.11">
          <table:covered-table-cell/>
          <table:table-cell table:style-name="Table1.A1" office:value-type="string">
            <text:p text:style-name="P41">7.3</text:p>
          </table:table-cell>
          <table:table-cell table:style-name="Table1.A1" office:value-type="string">
            <text:p text:style-name="P40">System Flowcharts</text:p>
          </table:table-cell>
        </table:table-row>
        <table:table-row table:style-name="Table1.12">
          <table:covered-table-cell/>
          <table:table-cell table:style-name="Table1.A1" office:value-type="string">
            <text:p text:style-name="P41">7.4</text:p>
          </table:table-cell>
          <table:table-cell table:style-name="Table1.A1" office:value-type="string">
            <text:p text:style-name="P40">Data Dictionary</text:p>
          </table:table-cell>
        </table:table-row>
        <table:table-row table:style-name="Table1.13">
          <table:covered-table-cell/>
          <table:table-cell table:style-name="Table1.A1" office:value-type="string">
            <text:p text:style-name="P41">7.5</text:p>
          </table:table-cell>
          <table:table-cell table:style-name="Table1.A1" office:value-type="string">
            <text:p text:style-name="P32">Data Entry Screens</text:p>
          </table:table-cell>
        </table:table-row>
        <table:table-row table:style-name="Table1.14">
          <table:table-cell table:style-name="Table1.A2" office:value-type="string">
            <text:p text:style-name="P39">8</text:p>
          </table:table-cell>
          <table:table-cell table:style-name="Table1.A4" table:number-columns-spanned="2" office:value-type="string">
            <text:p text:style-name="P46">Proposed Enhancement </text:p>
          </table:table-cell>
          <table:covered-table-cell/>
        </table:table-row>
        <table:table-row table:style-name="Table1.15">
          <table:table-cell table:style-name="Table1.A2" office:value-type="string">
            <text:p text:style-name="P39">9</text:p>
          </table:table-cell>
          <table:table-cell table:style-name="Table1.A1" table:number-columns-spanned="2" office:value-type="string">
            <text:p text:style-name="P33">Conclusion</text:p>
          </table:table-cell>
          <table:covered-table-cell/>
        </table:table-row>
        <table:table-row table:style-name="Table1.16">
          <table:table-cell table:style-name="Table1.A2" office:value-type="string">
            <text:p text:style-name="P39">10</text:p>
          </table:table-cell>
          <table:table-cell table:style-name="Table1.A1" table:number-columns-spanned="2" office:value-type="string">
            <text:p text:style-name="P44">Bibliography <text:tab/></text:p>
          </table:table-cell>
          <table:covered-table-cell/>
        </table:table-row>
      </table:table>
      <text:p text:style-name="P2"/>
      <text:p text:style-name="P2"/>
      <text:p text:style-name="P2"/>
      <text:p text:style-name="P22"><text:span text:style-name="Subtle_20_Reference"><text:span text:style-name="T4"/></text:span></text:p>
      <text:p text:style-name="P24"><text:span text:style-name="Subtle_20_Reference"><text:span text:style-name="T4"/></text:span></text:p>
      <text:p text:style-name="P24"><text:span text:style-name="Subtle_20_Reference"><text:span text:style-name="T4"/></text:span></text:p>
      <text:p text:style-name="P24"><text:span text:style-name="Subtle_20_Reference"><text:span text:style-name="T4"/></text:span></text:p>
      <text:p text:style-name="P24"><text:soft-page-break/><text:span text:style-name="Subtle_20_Reference"><text:span text:style-name="T4">1. Acknowledgement</text:span></text:span></text:p>
      <text:p text:style-name="P7"/>
      <text:p text:style-name="P48">The project is developed to replace the current existing manual system. This helps keeping records in well manner.</text:p>
      <text:p text:style-name="P14"/>
      <text:p text:style-name="P16">E-Society is a highly interactive Co-operative Housing Society Website. It provides one-step solutions for Co-operative Housing Society to keep updated details about the Members residing at society. It take care Members details of Owners.</text:p>
      <text:p text:style-name="P16"/>
      <text:p text:style-name="P50">We have tried to make this project user friendly for the end user and even proper interval testing as be done to find out the bugs that occur actually when implementing this project and then all this mistakes were taken in the consideration and rectified.</text:p>
      <text:p text:style-name="P8"/>
      <text:p text:style-name="P8"/>
      <text:p text:style-name="P8"/>
      <text:p text:style-name="P8"/>
      <text:p text:style-name="P6"/>
      <text:p text:style-name="P8"/>
      <text:p text:style-name="P22"><text:soft-page-break/><text:span text:style-name="Subtle_20_Reference"><text:span text:style-name="T3">2. Introduction</text:span></text:span><text:bookmark-end text:name="_Toc506458771"/><text:bookmark-end text:name="_Toc506459137"/></text:p>
      <text:p text:style-name="P10"/>
      <text:h text:style-name="P53" text:outline-level="2"><text:bookmark-start text:name="_Toc506458772"/><text:bookmark-start text:name="_Toc506459138"/>Purpose<text:bookmark-end text:name="_Toc506458772"/><text:bookmark-end text:name="_Toc506459138"/></text:h>
      <text:p text:style-name="P17"/>
      <text:p text:style-name="P51">The purpose of this document is to present a detailed description of the System. It will explain the purpose and functionality of the system, what the system will do, the constraints under which it must operate. This document is not limited to the system owners, the system users, the project manager and the design team.<text:bookmark-start text:name="_Toc77487623"/></text:p>
      <text:p text:style-name="P11"><text:bookmark-end text:name="_Toc77487623"/></text:p>
      <text:p text:style-name="P11"/>
      <text:p text:style-name="P42">Scope of Document</text:p>
      <text:p text:style-name="P18"><text:span text:style-name="T2">Societies with many members may control and search their user data in variety of ways with E-Society which is a </text:span><text:span text:style-name="Strong_20_Emphasis"><text:span text:style-name="T2">user friendly solution</text:span></text:span><text:span text:style-name="T2">. E-Society is software for medium and big sized societies.</text:span></text:p>
      <text:p text:style-name="P19"/>
      <text:p text:style-name="P9"/>
      <text:p text:style-name="P9"/>
      <text:p text:style-name="P9"/>
      <text:p text:style-name="P20"/>
      <text:p text:style-name="P3"/>
      <text:p text:style-name="P24"><text:soft-page-break/><text:span text:style-name="Subtle_20_Reference"><text:span text:style-name="T4">4. Existing System</text:span></text:span></text:p>
      <text:list xml:id="list21342623" text:style-name="L1">
        <text:list-item>
          <text:p text:style-name="P47">The project is developed to replace the current existing manual system. This helps keeping records in well manner. </text:p>
        </text:list-item>
      </text:list>
      <text:p text:style-name="P13"/>
      <text:p text:style-name="P15"/>
      <text:list xml:id="list21353089" text:continue-numbering="true" text:style-name="L1">
        <text:list-item>
          <text:p text:style-name="P47">In the present era where “time” proves to be the most important document for an individual by Replacing the semi manual system to fully computerize, it not only saves the document that is time, but also Accuracy , Reliability and uniformity can be maintained.</text:p>
        </text:list-item>
      </text:list>
      <text:p text:style-name="P4"/>
      <text:p text:style-name="P4"/>
      <text:p text:style-name="P4"/>
      <text:p text:style-name="P4"/>
      <text:p text:style-name="P4"/>
      <text:p text:style-name="P4"/>
      <text:p text:style-name="P4"/>
      <text:p text:style-name="P4"/>
      <text:p text:style-name="P4"/>
      <text:p text:style-name="P4"/>
      <text:p text:style-name="P23"><text:span text:style-name="Subtle_20_Reference"><text:span text:style-name="T3"/></text:span></text:p>
      <text:p text:style-name="P23"><text:span text:style-name="Subtle_20_Reference"><text:span text:style-name="T3"/></text:span></text:p>
      <text:p text:style-name="P23"><text:soft-page-break/><text:span text:style-name="Subtle_20_Reference"><text:span text:style-name="T3"/></text:span></text:p>
      <text:p text:style-name="P21"><text:span text:style-name="Subtle_20_Reference"><text:span text:style-name="T3">5. Problem Areas</text:span></text:span></text:p>
      <text:p text:style-name="P4"/>
      <text:list xml:id="list21334211" text:style-name="L2">
        <text:list-item>
          <text:p text:style-name="P55">Manual system is time consuming. </text:p>
        </text:list-item>
      </text:list>
      <text:p text:style-name="P27"/>
      <text:list xml:id="list21366612" text:continue-numbering="true" text:style-name="L2">
        <text:list-item>
          <text:p text:style-name="P55">Manual system on paper is difficult to maintain. </text:p>
        </text:list-item>
      </text:list>
      <text:p text:style-name="P25"/>
      <text:p text:style-name="P27"/>
      <text:list xml:id="list21368857" text:continue-numbering="true" text:style-name="L2">
        <text:list-item>
          <text:p text:style-name="P55">Searching record is too difficult.</text:p>
        </text:list-item>
      </text:list>
      <text:p text:style-name="P27"/>
      <text:list xml:id="list21364032" text:continue-numbering="true" text:style-name="L2">
        <text:list-item>
          <text:p text:style-name="P55">Finding accurate result is also difficult.</text:p>
        </text:list-item>
      </text:list>
      <text:p text:style-name="P27"/>
      <text:p text:style-name="P4"/>
      <text:p text:style-name="P4"/>
      <text:p text:style-name="P4"/>
      <text:p text:style-name="P4"/>
      <text:p text:style-name="P4"/>
      <text:p text:style-name="P4"/>
      <text:p text:style-name="P4"/>
      <text:p text:style-name="P4"/>
      <text:p text:style-name="P21"><text:soft-page-break/><text:span text:style-name="Intense_20_Reference"><text:span text:style-name="T6"/></text:span></text:p>
      <text:p text:style-name="P21"><text:span text:style-name="Intense_20_Reference"><text:span text:style-name="T6">6. Need For The New System</text:span></text:span></text:p>
      <text:list xml:id="list21334938" text:style-name="L3">
        <text:list-item>
          <text:p text:style-name="P29">It provides separate and authorized user interface for society admin and society members.</text:p>
        </text:list-item>
        <text:list-item>
          <text:p text:style-name="P29"><text:s text:c="2"/>Manage- Management team can raise bills, issue receipts, punch expenses, manage complaint book, and manage circulars at a click of a button. </text:p>
        </text:list-item>
        <text:list-item>
          <text:p text:style-name="P29"><text:s/>Members will receive their bills, receipts, meeting alerts and circular.</text:p>
        </text:list-item>
        <text:list-item>
          <text:p text:style-name="P29"><text:s text:c="2"/>Members can view their account statement, expenses statement on their mobile or PC with internet facility. </text:p>
        </text:list-item>
        <text:list-item>
          <text:p text:style-name="P29"><text:s/>Members can raise and monitor their complaint.Save environment and cost of printing bills, receipts and circulars and also cost of postage.</text:p>
        </text:list-item>
        <text:list-item>
          <text:p text:style-name="P29">It provides online voting for chairman and secretary.</text:p>
        </text:list-item>
      </text:list>
      <text:list xml:id="list21334083" text:style-name="L4">
        <text:list-header>
          <text:p text:style-name="P56"><text:s text:c="5"/>Members can view voting results and register for election also. Admin can manage maintains bill, news, gallery, meetings, feedback, complains for society. </text:p>
        </text:list-header>
      </text:list>
      <text:p text:style-name="P22"><draw:frame draw:style-name="fr1" draw:name="1" text:anchor-type="paragraph" svg:x="-0.75in" svg:y="3.4016in" svg:width="0.0161in" svg:height="2.4902in" draw:z-index="129"><draw:object-ole xlink:href="./Obj109" xlink:type="simple" xlink:show="embed" xlink:actuate="onLoad"/><draw:image xlink:href="./ObjectReplacements/Obj109" xlink:type="simple" xlink:show="embed" xlink:actuate="onLoad"/></draw:frame><text:span text:style-name="Intense_20_Reference"><text:span text:style-name="T7"/></text:span></text:p>
      <text:p text:style-name="P22"><text:span text:style-name="Intense_20_Reference"><text:span text:style-name="T7"/></text:span></text:p>
      <text:p text:style-name="P22"><text:span text:style-name="Intense_20_Reference"><text:span text:style-name="T7"/></text:span></text:p>
      <text:p text:style-name="P22"><text:span text:style-name="Intense_20_Reference"><text:span text:style-name="T7"/></text:span></text:p>
      <text:p text:style-name="P22"><text:span text:style-name="Intense_20_Reference"><text:span text:style-name="T7"/></text:span></text:p>
      <text:p text:style-name="P22"><text:soft-page-break/><text:span text:style-name="Intense_20_Reference"><text:span text:style-name="T7">9. Conclusion</text:span></text:span></text:p>
      <text:p text:style-name="P12"/>
      <text:list xml:id="list21336305" text:style-name="L5">
        <text:list-item>
          <text:p text:style-name="P54">Any non- technical person of society can easily use this website.</text:p>
        </text:list-item>
      </text:list>
      <text:p text:style-name="P26"/>
      <text:list xml:id="list21358550" text:continue-numbering="true" text:style-name="L5">
        <text:list-item>
          <text:p text:style-name="P54">In the new System the drawbacks like readability problem, storage and time are to be solved. The confirmation, validation &amp; processing data, quick search are require to be implemented a need to implement a new system is to solved storage requirement of existing system. The system should process faster than existing system.</text:p>
        </text:list-item>
      </text:list>
      <text:p text:style-name="P26"/>
      <text:list xml:id="list21362860" text:continue-numbering="true" text:style-name="L5">
        <text:list-item>
          <text:p text:style-name="P54">The saving of any new information in form or the modified form takes a fraction of seconds this helps user to use the time more efficiency.</text:p>
        </text:list-item>
      </text:list>
      <text:p text:style-name="P26"/>
      <text:list xml:id="list21356644" text:continue-numbering="true" text:style-name="L5">
        <text:list-item>
          <text:p text:style-name="P54">Only authorized person can delete the document.</text:p>
        </text:list-item>
      </text:list>
      <text:p text:style-name="List_20_Paragraph"><text:span text:style-name="Intense_20_Reference"><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2"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Lucida Sans Unicode"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in" fo:line-height="100%">
        <style:tab-stops>
          <style:tab-stop style:position="0.1252in"/>
          <style:tab-stop style:position="0.25in"/>
          <style:tab-stop style:position="0.5in"/>
        </style:tab-stops>
      </style:paragraph-properties>
      <style:text-properties style:font-name="Times" fo:font-size="12pt" fo:font-style="italic" style:font-name-asian="Times1" style:font-size-asian="12pt" style:font-style-asian="italic" style:font-name-complex="Times New Roman"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class="text" style:default-outline-level="1">
      <style:paragraph-properties fo:margin-top="0.1665in" fo:margin-bottom="0.0835in" fo:line-height="100%" fo:keep-with-next="always">
        <style:tab-stops>
          <style:tab-stop style:position="0.1252in"/>
          <style:tab-stop style:position="0.25in"/>
          <style:tab-stop style:position="0.5in"/>
        </style:tab-stops>
      </style:paragraph-properties>
      <style:text-properties style:font-name="Times" fo:font-size="16pt" fo:font-weight="bold" style:font-name-asian="Times1" style:font-size-asian="16pt" style:font-weight-asian="bold" style:font-name-complex="Times New Roman" style:font-size-complex="10pt"/>
    </style:style>
    <style:style style:name="Heading_20_2" style:display-name="Heading 2" style:family="paragraph" style:parent-style-name="Standard" style:next-style-name="Text_20_body" style:class="text" style:default-outline-level="2">
      <style:paragraph-properties fo:margin-top="0.1665in" fo:margin-bottom="0.0835in" fo:line-height="100%" fo:keep-with-next="always">
        <style:tab-stops>
          <style:tab-stop style:position="0.1252in"/>
          <style:tab-stop style:position="0.25in"/>
          <style:tab-stop style:position="0.5in"/>
        </style:tab-stops>
      </style:paragraph-properties>
      <style:text-properties style:font-name="Times" fo:font-size="14pt" fo:font-weight="bold" style:font-name-asian="Times1" style:font-size-asian="14pt" style:font-weight-asian="bold" style:font-name-complex="Times New Roman" style:font-size-complex="10pt"/>
    </style:style>
    <style:style style:name="Heading_20_3" style:display-name="Heading 3" style:family="paragraph" style:parent-style-name="Standard" style:next-style-name="Text_20_body" style:class="text" style:default-outline-level="3">
      <style:paragraph-properties fo:margin-top="0.139in" fo:margin-bottom="0in"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class="text" style:default-outline-level="4">
      <style:paragraph-properties fo:margin-top="0.139in" fo:margin-bottom="0in"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class="text" style:default-outline-level="5">
      <style:paragraph-properties fo:margin-top="0.139in" fo:margin-bottom="0in" fo:keep-with-next="always"/>
      <style:text-properties fo:color="#243f60" style:font-name="Cambria"/>
    </style:style>
    <style:style style:name="Heading_20_6" style:display-name="Heading 6" style:family="paragraph" style:parent-style-name="Standard" style:next-style-name="Text_20_body" style:class="text" style:default-outline-level="6">
      <style:paragraph-properties fo:margin-top="0.139in" fo:margin-bottom="0in" fo:keep-with-next="always"/>
      <style:text-properties fo:color="#243f60" style:font-name="Cambria" fo:font-style="italic" style:font-style-asian="italic" style:font-style-complex="italic"/>
    </style:style>
    <style:style style:name="List_20_Paragraph" style:display-name="List Paragraph" style:family="paragraph" style:parent-style-name="Standard">
      <style:paragraph-properties fo:margin-left="0.5in" fo:margin-right="0in" fo:text-indent="0in" style:auto-text-indent="false"/>
    </style:style>
    <style:style style:name="Document_20_Map" style:display-name="Document Map" style:family="paragraph" style:parent-style-name="Standard">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1" style:font-size-complex="8pt"/>
    </style:style>
    <style:style style:name="Title" style:family="paragraph" style:parent-style-name="Standard" style:next-style-name="Subtitle"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nse_20_Quote" style:display-name="Intense Quote" style:family="paragraph" style:parent-style-name="Standard">
      <style:paragraph-properties fo:margin-left="0.65in" fo:margin-right="0.65in" fo:margin-top="0.139in" fo:margin-bottom="0.1945in" fo:text-indent="0in" style:auto-text-indent="false" fo:padding-left="0in" fo:padding-right="0in" fo:padding-top="0in" fo:padding-bottom="0.0555in" fo:border-left="none" fo:border-right="none" fo:border-top="none" fo:border-bottom="0.0071in solid #4f81bd"/>
      <style:text-properties fo:color="#4f81bd" fo:font-style="italic" fo:font-weight="bold" style:font-style-asian="italic" style:font-weight-asian="bold" style:font-style-complex="italic" style:font-weight-complex="bold"/>
    </style:style>
    <style:style style:name="Normal_20__28_Web_29_" style:display-name="Normal (Web)" style:family="paragraph" style:parent-style-name="Standard"/>
    <style:style style:name="No_20_Spacing" style:display-name="No Spacing" style:family="paragraph">
      <style:paragraph-properties fo:margin-top="0in" fo:margin-bottom="0in"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fo:font-size="16pt" fo:font-weight="bold" style:font-name-asian="Times1" style:font-size-asian="16pt" style:font-weight-asian="bold" style:font-name-complex="Times New Roman" style:font-size-complex="10pt"/>
    </style:style>
    <style:style style:name="Heading_20_2_20_Char" style:display-name="Heading 2 Char" style:family="text" style:parent-style-name="Default_20_Paragraph_20_Font">
      <style:text-properties style:font-name="Times" fo:font-size="14pt" fo:font-weight="bold" style:font-name-asian="Times1" style:font-size-asian="14pt" style:font-weight-asian="bold" style:font-name-complex="Times New Roman"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ody_20_Text_20_Char" style:display-name="Body Text Char" style:family="text" style:parent-style-name="Default_20_Paragraph_20_Font">
      <style:text-properties style:font-name="Times" fo:font-size="12pt" fo:font-style="italic" style:font-name-asian="Times1" style:font-size-asian="12pt" style:font-style-asian="italic" style:font-name-complex="Times New Roman" style:font-size-complex="10pt"/>
    </style:style>
    <style:style style:name="Document_20_Map_20_Char" style:display-name="Document Map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ListLabel_20_1" style:display-name="ListLabel 1" style:family="text">
      <style:text-properties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in" fo:margin-right="0.9374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0.978in" style:num-format="1" style:print-orientation="portrait" fo:margin-top="1in" fo:margin-bottom="1in" fo:margin-left="1.25in" fo:margin-right="1.25in" style:writing-mode="lr-tb" style:layout-grid-color="#c0c0c0" style:layout-grid-lines="22803"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hruv</meta:initial-creator>
    <meta:editing-cycles>621</meta:editing-cycles>
    <meta:creation-date>2014-01-23T17:24:00</meta:creation-date>
    <dc:date>2015-07-28T01:19:20.75</dc:date>
    <meta:editing-duration>PT00H53M33S</meta:editing-duration>
    <meta:generator>OpenOffice.org/3.0$Win32 OpenOffice.org_project/300m9$Build-9358</meta:generator>
    <meta:document-statistic meta:table-count="1" meta:image-count="0" meta:object-count="1" meta:page-count="8" meta:paragraph-count="63" meta:word-count="565" meta:character-count="3526"/>
    <meta:template xlink:type="simple" xlink:actuate="onRequest" xlink:title="Normal" xlink:href=""/>
  </office:meta>
</office:document-meta>
</file>